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23638ABB.png" manifest:media-type="image/png"/>
  <manifest:file-entry manifest:full-path="Pictures/10000201000000C8000000C8C09DB784.png" manifest:media-type="image/png"/>
  <manifest:file-entry manifest:full-path="Pictures/1000020100000200000002008855F888.png" manifest:media-type="image/png"/>
  <manifest:file-entry manifest:full-path="Pictures/10000201000000E1000000E132EED2C8.png" manifest:media-type="image/png"/>
  <manifest:file-entry manifest:full-path="Pictures/1000020100000542000003E8222AFFB8.png" manifest:media-type="image/png"/>
  <manifest:file-entry manifest:full-path="Pictures/10000201000000E1000000E166D5BB95.png" manifest:media-type="image/png"/>
  <manifest:file-entry manifest:full-path="Pictures/100002010000027200000272F26BF73D.png" manifest:media-type="image/png"/>
  <manifest:file-entry manifest:full-path="Pictures/1000020100000100000001002516735C.png" manifest:media-type="image/png"/>
  <manifest:file-entry manifest:full-path="Pictures/100002010000010000000100E6693DFB.png" manifest:media-type="image/png"/>
  <manifest:file-entry manifest:full-path="Pictures/10000201000000E1000000F329671806.png" manifest:media-type="image/png"/>
  <manifest:file-entry manifest:full-path="Pictures/10000201000002000000020091392BEB.png" manifest:media-type="image/png"/>
  <manifest:file-entry manifest:full-path="Pictures/10000201000000E1000000E19DFE29DC.png" manifest:media-type="image/png"/>
  <manifest:file-entry manifest:full-path="Pictures/1000020100000200000002005AC47E7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alkway SemiBold" svg:font-family="'Walkway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Thai" svg:font-family="'Droid Sans Tha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2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3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30%" draw:contrast="0%" draw:gamma="100%" draw:red="0%" draw:green="0%" draw:blue="-7%" fo:clip="rect(0cm, 0cm, 0cm, 0cm)" draw:image-opacity="100%" style:mirror="none"/>
    </style:style>
    <style:style style:name="gr5" style:family="graphic" style:parent-style-name="Objeto_20_sin_20_relleno_20_ni_20_línea">
      <style:graphic-properties draw:textarea-vertical-align="middle" draw:color-mode="standard" draw:luminance="4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333333" draw:marker-end="Arrow" draw:marker-end-width="0.3cm" draw:fill="none" draw:textarea-vertical-align="middle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15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3cm" fo:min-width="0cm"/>
    </style:style>
    <style:style style:name="gr11" style:family="graphic" style:parent-style-name="Objeto_20_sin_20_relleno_20_ni_20_línea">
      <style:graphic-properties draw:textarea-vertical-align="middle" draw:color-mode="standard" draw:luminance="0%" draw:contrast="0%" draw:gamma="100%" draw:red="0%" draw:green="28%" draw:blue="0%" fo:clip="rect(0cm, 0cm, 0cm, 0cm)" draw:image-opacity="100%" style:mirror="none"/>
    </style:style>
    <style:style style:name="gr12" style:family="graphic" style:parent-style-name="Objeto_20_sin_20_relleno_20_ni_20_línea">
      <style:graphic-properties draw:textarea-vertical-align="middle" draw:color-mode="standard" draw:luminance="0%" draw:contrast="0%" draw:gamma="100%" draw:red="0%" draw:green="36%" draw:blue="0%" fo:clip="rect(0cm, 0cm, 0cm, 0cm)" draw:image-opacity="100%" style:mirror="none"/>
    </style:style>
    <style:style style:name="gr13" style:family="graphic" style:parent-style-name="Objeto_20_sin_20_relleno_20_ni_20_línea">
      <style:graphic-properties draw:textarea-vertical-align="middle" draw:color-mode="standard" draw:luminance="0%" draw:contrast="0%" draw:gamma="100%" draw:red="0%" draw:green="7%" draw:blue="0%" fo:clip="rect(0cm, 0cm, 0cm, 0cm)" draw:image-opacity="100%" style:mirror="none"/>
    </style:style>
    <style:style style:name="gr14" style:family="graphic" style:parent-style-name="Objeto_20_sin_20_relleno_20_ni_20_línea">
      <style:graphic-properties draw:textarea-vertical-align="middle" draw:color-mode="standard" draw:luminance="0%" draw:contrast="0%" draw:gamma="100%" draw:red="0%" draw:green="26%" draw:blue="0%" fo:clip="rect(0cm, 0cm, 0cm, 0cm)" draw:image-opacity="100%" style:mirror="none"/>
    </style:style>
    <style:style style:name="gr15" style:family="graphic" style:parent-style-name="Objeto_20_sin_20_relleno_20_ni_20_línea">
      <style:graphic-properties draw:textarea-vertical-align="middle" draw:color-mode="standard" draw:luminance="0%" draw:contrast="0%" draw:gamma="100%" draw:red="0%" draw:green="32%" draw:blue="0%" fo:clip="rect(0cm, 0cm, 0cm, 0cm)" draw:image-opacity="100%" style:mirror="none"/>
    </style:style>
    <style:style style:name="gr16" style:family="graphic" style:parent-style-name="objectwithoutfill">
      <style:graphic-properties svg:stroke-width="0cm" svg:stroke-color="#aea79f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7" style:family="graphic" style:parent-style-name="Objeto_20_sin_20_relleno_20_ni_20_línea">
      <style:graphic-properties draw:textarea-vertical-align="middle" draw:color-mode="standard" draw:luminance="0%" draw:contrast="0%" draw:gamma="100%" draw:red="21%" draw:green="0%" draw:blue="0%" fo:clip="rect(0cm, 0cm, 0cm, 0cm)" draw:image-opacity="100%" style:mirror="none"/>
    </style:style>
    <style:style style:name="gr18" style:family="graphic" style:parent-style-name="Objeto_20_sin_20_relleno_20_ni_20_línea">
      <style:graphic-properties draw:textarea-vertical-align="middle" draw:color-mode="standard" draw:luminance="0%" draw:contrast="0%" draw:gamma="100%" draw:red="63%" draw:green="54%" draw:blue="0%" fo:clip="rect(0cm, 0cm, 0cm, 0cm)" draw:image-opacity="100%" style:mirror="none"/>
    </style:style>
    <style:style style:name="gr19" style:family="graphic" style:parent-style-name="Objeto_20_sin_20_relleno_20_ni_20_línea">
      <style:graphic-properties draw:textarea-vertical-align="middle" draw:color-mode="standard" draw:luminance="0%" draw:contrast="0%" draw:gamma="100%" draw:red="0%" draw:green="33%" draw:blue="0%" fo:clip="rect(0cm, 0cm, 0cm, 0cm)" draw:image-opacity="100%" style:mirror="none"/>
    </style:style>
    <style:style style:name="gr20" style:family="graphic" style:parent-style-name="Objeto_20_sin_20_relleno_20_ni_20_línea">
      <style:graphic-properties draw:textarea-vertical-align="middle" draw:color-mode="standard" draw:luminance="0%" draw:contrast="0%" draw:gamma="100%" draw:red="20%" draw:green="0%" draw:blue="0%" fo:clip="rect(0cm, 0cm, 0cm, 0cm)" draw:image-opacity="100%" style:mirror="none"/>
    </style:style>
    <style:style style:name="gr21" style:family="graphic" style:parent-style-name="Objeto_20_sin_20_relleno_20_ni_20_línea">
      <style:graphic-properties draw:textarea-vertical-align="middle" draw:color-mode="standard" draw:luminance="0%" draw:contrast="0%" draw:gamma="100%" draw:red="41%" draw:green="0%" draw:blue="0%" fo:clip="rect(0cm, 0cm, 0cm, 0cm)" draw:image-opacity="100%" style:mirror="none"/>
    </style:style>
    <style:style style:name="gr22" style:family="graphic" style:parent-style-name="Objeto_20_sin_20_relleno_20_ni_20_línea">
      <style:graphic-properties draw:textarea-vertical-align="middle" draw:color-mode="standard" draw:luminance="0%" draw:contrast="0%" draw:gamma="100%" draw:red="0%" draw:green="40%" draw:blue="0%" fo:clip="rect(0cm, 0cm, 0cm, 0cm)" draw:image-opacity="100%" style:mirror="none"/>
    </style:style>
    <style:style style:name="gr23" style:family="graphic" style:parent-style-name="objectwithoutfill">
      <style:graphic-properties svg:stroke-width="0.2cm" svg:stroke-color="#666666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24" style:family="graphic" style:parent-style-name="Objeto_20_sin_20_relleno_20_ni_20_línea">
      <style:graphic-properties draw:textarea-vertical-align="middle" draw:color-mode="standard" draw:luminance="0%" draw:contrast="0%" draw:gamma="100%" draw:red="93%" draw:green="4%" draw:blue="0%" fo:clip="rect(0cm, 0cm, 0cm, 0cm)" draw:image-opacity="100%" style:mirror="none"/>
    </style:style>
    <style:style style:name="gr25" style:family="graphic" style:parent-style-name="Objeto_20_sin_20_relleno_20_ni_20_línea">
      <style:graphic-properties draw:textarea-vertical-align="middle" draw:color-mode="standard" draw:luminance="50%" draw:contrast="0%" draw:gamma="100%" draw:red="0%" draw:green="0%" draw:blue="0%" fo:clip="rect(0cm, 0cm, 0cm, 0cm)" draw:image-opacity="100%" style:mirror="none"/>
    </style:style>
    <style:style style:name="gr26" style:family="graphic" style:parent-style-name="Objeto_20_sin_20_relleno_20_ni_20_línea">
      <style:graphic-properties draw:textarea-vertical-align="middle" draw:color-mode="standard" draw:luminance="0%" draw:contrast="0%" draw:gamma="100%" draw:red="0%" draw:green="10%" draw:blue="0%" fo:clip="rect(0cm, 0cm, 0cm, 0cm)" draw:image-opacity="100%" style:mirror="none"/>
    </style:style>
    <style:style style:name="gr27" style:family="graphic" style:parent-style-name="Objeto_20_sin_20_relleno_20_ni_20_línea">
      <style:graphic-properties draw:textarea-vertical-align="middle" draw:color-mode="standard" draw:luminance="0%" draw:contrast="0%" draw:gamma="100%" draw:red="10%" draw:green="0%" draw:blue="0%" fo:clip="rect(0cm, 0cm, 0cm, 0cm)" draw:image-opacity="100%" style:mirror="none"/>
    </style:style>
    <style:style style:name="gr28" style:family="graphic" style:parent-style-name="Objeto_20_sin_20_relleno_20_ni_20_línea">
      <style:graphic-properties draw:textarea-vertical-align="middle" draw:color-mode="standard" draw:luminance="0%" draw:contrast="0%" draw:gamma="100%" draw:red="5%" draw:green="0%" draw:blue="0%" fo:clip="rect(0cm, 0cm, 0cm, 0cm)" draw:image-opacity="100%" style:mirror="none"/>
    </style:style>
    <style:style style:name="gr29" style:family="graphic" style:parent-style-name="Objeto_20_sin_20_relleno_20_ni_20_línea">
      <style:graphic-properties draw:textarea-vertical-align="middle" draw:color-mode="standard" draw:luminance="0%" draw:contrast="0%" draw:gamma="100%" draw:red="0%" draw:green="5%" draw:blue="0%" fo:clip="rect(0cm, 0cm, 0cm, 0cm)" draw:image-opacity="100%" style:mirror="none"/>
    </style:style>
    <style:style style:name="gr30" style:family="graphic" style:parent-style-name="Objeto_20_sin_20_relleno_20_ni_20_línea">
      <style:graphic-properties draw:textarea-vertical-align="middle" draw:color-mode="standard" draw:luminance="0%" draw:contrast="0%" draw:gamma="100%" draw:red="2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color="#808080" style:font-name="Walkway SemiBold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808080" style:font-name="Walkway SemiBold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.498cm" svg:height="2.498cm" svg:x="2.602cm" svg:y="3.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.602cm" svg:y="6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.602cm" svg:y="8.8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.602cm" svg:y="11.6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.602cm" svg:y="14.4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5.902cm" svg:y="3.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5.902cm" svg:y="6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5.902cm" svg:y="8.8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5.902cm" svg:y="11.6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5.902cm" svg:y="14.4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9.102cm" svg:y="3.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9.102cm" svg:y="6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9.102cm" svg:y="8.8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9.102cm" svg:y="11.6cm">
          <draw:image xlink:href="Pictures/1000020100000200000002005AC47E77.png" xlink:type="simple" xlink:show="embed" xlink:actuate="onLoad">
            <text:p/>
          </draw:image>
        </draw:frame>
        <draw:frame draw:style-name="gr2" draw:text-style-name="P1" draw:layer="layout" svg:width="2.498cm" svg:height="2.498cm" svg:x="9.102cm" svg:y="14.4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2.202cm" svg:y="3.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2.202cm" svg:y="6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2.202cm" svg:y="8.8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2.202cm" svg:y="11.6cm">
          <draw:image xlink:href="Pictures/1000020100000200000002005AC47E77.png" xlink:type="simple" xlink:show="embed" xlink:actuate="onLoad">
            <text:p/>
          </draw:image>
        </draw:frame>
        <draw:frame draw:style-name="gr2" draw:text-style-name="P1" draw:layer="layout" svg:width="2.498cm" svg:height="2.498cm" svg:x="12.202cm" svg:y="14.4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5.302cm" svg:y="3.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5.302cm" svg:y="6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5.302cm" svg:y="8.8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5.302cm" svg:y="11.6cm">
          <draw:image xlink:href="Pictures/1000020100000200000002005AC47E77.png" xlink:type="simple" xlink:show="embed" xlink:actuate="onLoad">
            <text:p/>
          </draw:image>
        </draw:frame>
        <draw:frame draw:style-name="gr2" draw:text-style-name="P1" draw:layer="layout" svg:width="2.498cm" svg:height="2.498cm" svg:x="15.302cm" svg:y="14.4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8.402cm" svg:y="3.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8.402cm" svg:y="6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8.402cm" svg:y="8.8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8.402cm" svg:y="11.6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8.402cm" svg:y="14.4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1.402cm" svg:y="3.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1.402cm" svg:y="6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1.402cm" svg:y="8.8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1.402cm" svg:y="11.6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1.402cm" svg:y="14.4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4.502cm" svg:y="3.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4.502cm" svg:y="6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4.502cm" svg:y="8.8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4.502cm" svg:y="11.6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4.502cm" svg:y="14.4cm">
          <draw:image xlink:href="Pictures/1000020100000200000002005AC47E77.png" xlink:type="simple" xlink:show="embed" xlink:actuate="onLoad">
            <text:p/>
          </draw:image>
        </draw:frame>
      </draw:page>
      <draw:page draw:name="page2" draw:style-name="dp1" draw:master-page-name="Predeterminado">
        <draw:frame draw:style-name="gr3" draw:text-style-name="P1" draw:layer="layout" svg:width="5.216cm" svg:height="5.214cm" svg:x="7.027cm" svg:y="7.639cm">
          <draw:image xlink:href="Pictures/10000201000002000000020091392BEB.png" xlink:type="simple" xlink:show="embed" xlink:actuate="onLoad">
            <text:p/>
          </draw:image>
        </draw:frame>
        <draw:frame draw:style-name="gr4" draw:text-style-name="P1" draw:layer="layout" svg:width="4.428cm" svg:height="4.428cm" svg:x="2.5cm" svg:y="8.327cm">
          <draw:image xlink:href="Pictures/100002010000010000000100E6693DFB.png" xlink:type="simple" xlink:show="embed" xlink:actuate="onLoad">
            <text:p/>
          </draw:image>
        </draw:frame>
        <draw:frame draw:style-name="gr5" draw:text-style-name="P1" draw:layer="layout" svg:width="5.413cm" svg:height="5.412cm" svg:x="20.902cm" svg:y="7.639cm">
          <draw:image xlink:href="Pictures/100002010000027200000272F26BF73D.png" xlink:type="simple" xlink:show="embed" xlink:actuate="onLoad">
            <text:p/>
          </draw:image>
        </draw:frame>
        <draw:line draw:style-name="gr6" draw:text-style-name="P1" draw:layer="layout" svg:x1="20.115cm" svg:y1="9.016cm" svg:x2="16.868cm" svg:y2="9.016cm">
          <text:p/>
        </draw:line>
        <draw:line draw:style-name="gr6" draw:text-style-name="P1" draw:layer="layout" svg:x1="16.572cm" svg:y1="11.87cm" svg:x2="13.325cm" svg:y2="11.87cm">
          <text:p/>
        </draw:line>
        <draw:frame draw:style-name="gr5" draw:text-style-name="P1" draw:layer="layout" svg:width="1.18cm" svg:height="1.182cm" svg:x="14.703cm" svg:y="7.835cm">
          <draw:image xlink:href="Pictures/10000201000000E1000000E166D5BB95.png" xlink:type="simple" xlink:show="embed" xlink:actuate="onLoad">
            <text:p/>
          </draw:image>
        </draw:frame>
        <draw:frame draw:style-name="gr5" draw:text-style-name="P1" draw:layer="layout" svg:width="1.182cm" svg:height="1.18cm" svg:x="15.981cm" svg:y="9.705cm">
          <draw:image xlink:href="Pictures/10000201000000E1000000E166D5BB95.png" xlink:type="simple" xlink:show="embed" xlink:actuate="onLoad">
            <text:p/>
          </draw:image>
        </draw:frame>
        <draw:frame draw:style-name="gr5" draw:text-style-name="P1" draw:layer="layout" svg:width="1.18cm" svg:height="1.181cm" svg:x="17.163cm" svg:y="7.146cm">
          <draw:image xlink:href="Pictures/10000201000000E1000000E166D5BB95.png" xlink:type="simple" xlink:show="embed" xlink:actuate="onLoad">
            <text:p/>
          </draw:image>
        </draw:frame>
        <draw:frame draw:style-name="gr5" draw:text-style-name="P1" draw:layer="layout" svg:width="1.181cm" svg:height="1.181cm" svg:x="18.737cm" svg:y="9.213cm">
          <draw:image xlink:href="Pictures/10000201000000E1000000E166D5BB95.png" xlink:type="simple" xlink:show="embed" xlink:actuate="onLoad">
            <text:p/>
          </draw:image>
        </draw:frame>
        <draw:frame draw:style-name="gr5" draw:text-style-name="P1" draw:layer="layout" svg:width="1.181cm" svg:height="1.181cm" svg:x="13.817cm" svg:y="9.803cm">
          <draw:image xlink:href="Pictures/10000201000000E1000000E166D5BB95.png" xlink:type="simple" xlink:show="embed" xlink:actuate="onLoad">
            <text:p/>
          </draw:image>
        </draw:frame>
        <draw:frame draw:style-name="gr5" draw:text-style-name="P1" draw:layer="layout" svg:width="1.181cm" svg:height="1.18cm" svg:x="17.655cm" svg:y="11.378cm">
          <draw:image xlink:href="Pictures/10000201000000E1000000E166D5BB95.png" xlink:type="simple" xlink:show="embed" xlink:actuate="onLoad">
            <text:p/>
          </draw:image>
        </draw:frame>
        <draw:frame draw:style-name="gr5" draw:text-style-name="P1" draw:layer="layout" svg:width="1.18cm" svg:height="1.182cm" svg:x="14.211cm" svg:y="12.46cm">
          <draw:image xlink:href="Pictures/10000201000000E1000000E166D5BB95.png" xlink:type="simple" xlink:show="embed" xlink:actuate="onLoad">
            <text:p/>
          </draw:image>
        </draw:frame>
        <draw:frame draw:style-name="gr5" draw:text-style-name="P1" draw:layer="layout" svg:width="2.314cm" svg:height="2.315cm" svg:x="24.886cm" svg:y="6.8cm">
          <draw:image xlink:href="Pictures/10000201000000E1000000E19DFE29DC.png" xlink:type="simple" xlink:show="embed" xlink:actuate="onLoad">
            <text:p/>
          </draw:image>
        </draw:frame>
      </draw:page>
      <draw:page draw:name="page3" draw:style-name="dp1" draw:master-page-name="Predeterminado">
        <draw:frame draw:style-name="gr7" draw:text-style-name="P1" draw:layer="layout" svg:width="2.498cm" svg:height="2.498cm" svg:x="2.402cm" svg:y="3.2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.402cm" svg:y="6.0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.402cm" svg:y="8.8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.402cm" svg:y="11.6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.402cm" svg:y="14.4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5.702cm" svg:y="3.2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5.702cm" svg:y="6.0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5.702cm" svg:y="8.8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5.702cm" svg:y="11.6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5.702cm" svg:y="14.4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8.902cm" svg:y="3.2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8.902cm" svg:y="6.0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8.902cm" svg:y="8.8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8.902cm" svg:y="11.6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8.902cm" svg:y="14.4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2.002cm" svg:y="3.2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2.002cm" svg:y="6.0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2.002cm" svg:y="8.8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2.002cm" svg:y="11.6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2.002cm" svg:y="14.4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5.102cm" svg:y="3.2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5.102cm" svg:y="6.0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5.102cm" svg:y="8.8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5.102cm" svg:y="11.6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5.102cm" svg:y="14.4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8.202cm" svg:y="3.2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8.202cm" svg:y="6.0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8.202cm" svg:y="8.8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8.202cm" svg:y="11.6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8.202cm" svg:y="14.4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1.202cm" svg:y="3.2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1.202cm" svg:y="6.0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1.202cm" svg:y="8.8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1.202cm" svg:y="11.6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1.202cm" svg:y="14.4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4.302cm" svg:y="3.2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4.302cm" svg:y="6.0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4.302cm" svg:y="8.8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4.302cm" svg:y="11.6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4.302cm" svg:y="14.402cm">
          <draw:image xlink:href="Pictures/1000020100000200000002005AC47E77.png" xlink:type="simple" xlink:show="embed" xlink:actuate="onLoad">
            <text:p/>
          </draw:image>
        </draw:frame>
      </draw:page>
      <draw:page draw:name="page4" draw:style-name="dp1" draw:master-page-name="Predeterminado">
        <draw:frame draw:style-name="gr5" draw:text-style-name="P1" draw:layer="layout" svg:width="9.152cm" svg:height="9.152cm" svg:x="2.676cm" svg:y="5.548cm">
          <draw:image xlink:href="Pictures/10000201000000E1000000E132EED2C8.png" xlink:type="simple" xlink:show="embed" xlink:actuate="onLoad">
            <text:p/>
          </draw:image>
        </draw:frame>
        <draw:frame draw:style-name="gr8" draw:text-style-name="P2" draw:layer="layout" svg:width="14.138cm" svg:height="1.744cm" svg:x="10.413cm" svg:y="6.767cm">
          <draw:text-box>
            <text:p text:style-name="P2"><text:span text:style-name="T1">Controles asistencia. </text:span></text:p>
          </draw:text-box>
        </draw:frame>
        <draw:frame draw:style-name="gr9" draw:text-style-name="P2" draw:layer="layout" svg:width="16.395cm" svg:height="1.21cm" svg:x="10.377cm" svg:y="8.776cm">
          <draw:text-box>
            <text:p text:style-name="P2"><text:span text:style-name="T1">Controles comportamiento y aptitud.</text:span></text:p>
          </draw:text-box>
        </draw:frame>
        <draw:frame draw:style-name="gr10" draw:text-style-name="P2" draw:layer="layout" svg:width="18.664cm" svg:height="1.743cm" svg:x="10.444cm" svg:y="10.551cm">
          <draw:text-box>
            <text:p text:style-name="P2"><text:span text:style-name="T1">Evaluaciones y notas de clase. </text:span></text:p>
          </draw:text-box>
        </draw:frame>
      </draw:page>
      <draw:page draw:name="page5" draw:style-name="dp1" draw:master-page-name="Predeterminado">
        <draw:frame draw:style-name="gr7" draw:text-style-name="P1" draw:layer="layout" svg:width="2.498cm" svg:height="2.498cm" svg:x="2.502cm" svg:y="3.1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.502cm" svg:y="5.902cm">
          <draw:image xlink:href="Pictures/1000020100000200000002005AC47E77.png" xlink:type="simple" xlink:show="embed" xlink:actuate="onLoad">
            <text:p/>
          </draw:image>
        </draw:frame>
        <draw:frame draw:style-name="gr11" draw:text-style-name="P1" draw:layer="layout" svg:width="2.498cm" svg:height="2.498cm" svg:x="2.502cm" svg:y="8.702cm">
          <draw:image xlink:href="Pictures/1000020100000200000002005AC47E77.png" xlink:type="simple" xlink:show="embed" xlink:actuate="onLoad">
            <text:p/>
          </draw:image>
        </draw:frame>
        <draw:frame draw:style-name="gr11" draw:text-style-name="P1" draw:layer="layout" svg:width="2.498cm" svg:height="2.498cm" svg:x="2.502cm" svg:y="11.5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.502cm" svg:y="14.3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5.802cm" svg:y="3.1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5.802cm" svg:y="5.902cm">
          <draw:image xlink:href="Pictures/1000020100000200000002005AC47E77.png" xlink:type="simple" xlink:show="embed" xlink:actuate="onLoad">
            <text:p/>
          </draw:image>
        </draw:frame>
        <draw:frame draw:style-name="gr11" draw:text-style-name="P1" draw:layer="layout" svg:width="2.498cm" svg:height="2.498cm" svg:x="5.802cm" svg:y="8.702cm">
          <draw:image xlink:href="Pictures/1000020100000200000002005AC47E77.png" xlink:type="simple" xlink:show="embed" xlink:actuate="onLoad">
            <text:p/>
          </draw:image>
        </draw:frame>
        <draw:frame draw:style-name="gr11" draw:text-style-name="P1" draw:layer="layout" svg:width="2.498cm" svg:height="2.498cm" svg:x="5.802cm" svg:y="11.502cm">
          <draw:image xlink:href="Pictures/1000020100000200000002005AC47E77.png" xlink:type="simple" xlink:show="embed" xlink:actuate="onLoad">
            <text:p/>
          </draw:image>
        </draw:frame>
        <draw:frame draw:style-name="gr12" draw:text-style-name="P1" draw:layer="layout" svg:width="2.498cm" svg:height="2.498cm" svg:x="5.802cm" svg:y="14.3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9.002cm" svg:y="3.1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9.002cm" svg:y="5.9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9.002cm" svg:y="8.7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9.002cm" svg:y="11.502cm">
          <draw:image xlink:href="Pictures/1000020100000200000002005AC47E77.png" xlink:type="simple" xlink:show="embed" xlink:actuate="onLoad">
            <text:p/>
          </draw:image>
        </draw:frame>
        <draw:frame draw:style-name="gr12" draw:text-style-name="P1" draw:layer="layout" svg:width="2.498cm" svg:height="2.498cm" svg:x="9.002cm" svg:y="14.302cm">
          <draw:image xlink:href="Pictures/1000020100000200000002005AC47E77.png" xlink:type="simple" xlink:show="embed" xlink:actuate="onLoad">
            <text:p/>
          </draw:image>
        </draw:frame>
        <draw:frame draw:style-name="gr13" draw:text-style-name="P1" draw:layer="layout" svg:width="2.498cm" svg:height="2.498cm" svg:x="12.102cm" svg:y="3.102cm">
          <draw:image xlink:href="Pictures/1000020100000200000002005AC47E77.png" xlink:type="simple" xlink:show="embed" xlink:actuate="onLoad">
            <text:p/>
          </draw:image>
        </draw:frame>
        <draw:frame draw:style-name="gr13" draw:text-style-name="P1" draw:layer="layout" svg:width="2.498cm" svg:height="2.498cm" svg:x="12.102cm" svg:y="5.9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2.102cm" svg:y="8.7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2.102cm" svg:y="11.502cm">
          <draw:image xlink:href="Pictures/1000020100000200000002005AC47E77.png" xlink:type="simple" xlink:show="embed" xlink:actuate="onLoad">
            <text:p/>
          </draw:image>
        </draw:frame>
        <draw:frame draw:style-name="gr14" draw:text-style-name="P1" draw:layer="layout" svg:width="2.498cm" svg:height="2.498cm" svg:x="12.102cm" svg:y="14.302cm">
          <draw:image xlink:href="Pictures/1000020100000200000002005AC47E77.png" xlink:type="simple" xlink:show="embed" xlink:actuate="onLoad">
            <text:p/>
          </draw:image>
        </draw:frame>
        <draw:frame draw:style-name="gr13" draw:text-style-name="P1" draw:layer="layout" svg:width="2.498cm" svg:height="2.498cm" svg:x="15.202cm" svg:y="3.102cm">
          <draw:image xlink:href="Pictures/1000020100000200000002005AC47E77.png" xlink:type="simple" xlink:show="embed" xlink:actuate="onLoad">
            <text:p/>
          </draw:image>
        </draw:frame>
        <draw:frame draw:style-name="gr13" draw:text-style-name="P1" draw:layer="layout" svg:width="2.498cm" svg:height="2.498cm" svg:x="15.202cm" svg:y="5.9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5.202cm" svg:y="8.7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5.202cm" svg:y="11.502cm">
          <draw:image xlink:href="Pictures/1000020100000200000002005AC47E77.png" xlink:type="simple" xlink:show="embed" xlink:actuate="onLoad">
            <text:p/>
          </draw:image>
        </draw:frame>
        <draw:frame draw:style-name="gr14" draw:text-style-name="P1" draw:layer="layout" svg:width="2.498cm" svg:height="2.498cm" svg:x="15.202cm" svg:y="14.302cm">
          <draw:image xlink:href="Pictures/1000020100000200000002005AC47E77.png" xlink:type="simple" xlink:show="embed" xlink:actuate="onLoad">
            <text:p/>
          </draw:image>
        </draw:frame>
        <draw:frame draw:style-name="gr13" draw:text-style-name="P1" draw:layer="layout" svg:width="2.498cm" svg:height="2.498cm" svg:x="18.302cm" svg:y="3.102cm">
          <draw:image xlink:href="Pictures/1000020100000200000002005AC47E77.png" xlink:type="simple" xlink:show="embed" xlink:actuate="onLoad">
            <text:p/>
          </draw:image>
        </draw:frame>
        <draw:frame draw:style-name="gr13" draw:text-style-name="P1" draw:layer="layout" svg:width="2.498cm" svg:height="2.498cm" svg:x="18.302cm" svg:y="5.9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8.302cm" svg:y="8.7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8.302cm" svg:y="11.502cm">
          <draw:image xlink:href="Pictures/1000020100000200000002005AC47E77.png" xlink:type="simple" xlink:show="embed" xlink:actuate="onLoad">
            <text:p/>
          </draw:image>
        </draw:frame>
        <draw:frame draw:style-name="gr14" draw:text-style-name="P1" draw:layer="layout" svg:width="2.498cm" svg:height="2.498cm" svg:x="18.302cm" svg:y="14.3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1.302cm" svg:y="3.1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1.302cm" svg:y="5.902cm">
          <draw:image xlink:href="Pictures/1000020100000200000002005AC47E77.png" xlink:type="simple" xlink:show="embed" xlink:actuate="onLoad">
            <text:p/>
          </draw:image>
        </draw:frame>
        <draw:frame draw:style-name="gr15" draw:text-style-name="P1" draw:layer="layout" svg:width="2.498cm" svg:height="2.498cm" svg:x="21.302cm" svg:y="8.7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1.302cm" svg:y="11.5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1.302cm" svg:y="14.3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4.402cm" svg:y="3.1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4.402cm" svg:y="5.902cm">
          <draw:image xlink:href="Pictures/1000020100000200000002005AC47E77.png" xlink:type="simple" xlink:show="embed" xlink:actuate="onLoad">
            <text:p/>
          </draw:image>
        </draw:frame>
        <draw:frame draw:style-name="gr15" draw:text-style-name="P1" draw:layer="layout" svg:width="2.498cm" svg:height="2.498cm" svg:x="24.402cm" svg:y="8.7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4.402cm" svg:y="11.5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4.402cm" svg:y="14.302cm">
          <draw:image xlink:href="Pictures/1000020100000200000002005AC47E77.png" xlink:type="simple" xlink:show="embed" xlink:actuate="onLoad">
            <text:p/>
          </draw:image>
        </draw:frame>
      </draw:page>
      <draw:page draw:name="page6" draw:style-name="dp1" draw:master-page-name="Predeterminado">
        <draw:frame draw:style-name="gr3" draw:text-style-name="P1" draw:layer="layout" svg:width="5.3cm" svg:height="5.3cm" svg:x="7.099cm" svg:y="7.099cm">
          <draw:image xlink:href="Pictures/10000201000002000000020091392BEB.png" xlink:type="simple" xlink:show="embed" xlink:actuate="onLoad">
            <text:p/>
          </draw:image>
        </draw:frame>
        <draw:frame draw:style-name="gr4" draw:text-style-name="P1" draw:layer="layout" svg:width="4.5cm" svg:height="4.5cm" svg:x="2.499cm" svg:y="7.799cm">
          <draw:image xlink:href="Pictures/100002010000010000000100E6693DFB.png" xlink:type="simple" xlink:show="embed" xlink:actuate="onLoad">
            <text:p/>
          </draw:image>
        </draw:frame>
        <draw:line draw:style-name="gr16" draw:text-style-name="P1" draw:layer="layout" svg:x1="19.1cm" svg:y1="4.9cm" svg:x2="13.8cm" svg:y2="7.9cm">
          <text:p/>
        </draw:line>
        <draw:line draw:style-name="gr16" draw:text-style-name="P1" draw:layer="layout" svg:x1="19.7cm" svg:y1="14.7cm" svg:x2="12.9cm" svg:y2="11.3cm">
          <text:p/>
        </draw:line>
        <draw:frame draw:style-name="gr5" draw:text-style-name="P1" draw:layer="layout" svg:width="1.2cm" svg:height="1.2cm" svg:x="14cm" svg:y="4.5cm">
          <draw:image xlink:href="Pictures/10000201000000E1000000E166D5BB95.png" xlink:type="simple" xlink:show="embed" xlink:actuate="onLoad">
            <text:p/>
          </draw:image>
        </draw:frame>
        <draw:frame draw:style-name="gr5" draw:text-style-name="P1" draw:layer="layout" svg:width="1.2cm" svg:height="1.2cm" svg:x="15cm" svg:y="14.4cm">
          <draw:image xlink:href="Pictures/10000201000000E1000000E166D5BB95.png" xlink:type="simple" xlink:show="embed" xlink:actuate="onLoad">
            <text:p/>
          </draw:image>
        </draw:frame>
        <draw:frame draw:style-name="gr5" draw:text-style-name="P1" draw:layer="layout" svg:width="1.2cm" svg:height="1.2cm" svg:x="16.8cm" svg:y="3.1cm">
          <draw:image xlink:href="Pictures/10000201000000E1000000E166D5BB95.png" xlink:type="simple" xlink:show="embed" xlink:actuate="onLoad">
            <text:p/>
          </draw:image>
        </draw:frame>
        <draw:frame draw:style-name="gr5" draw:text-style-name="P1" draw:layer="layout" svg:width="1.2cm" svg:height="1.2cm" svg:x="15.8cm" svg:y="10.1cm">
          <draw:image xlink:href="Pictures/10000201000000E1000000E166D5BB95.png" xlink:type="simple" xlink:show="embed" xlink:actuate="onLoad">
            <text:p/>
          </draw:image>
        </draw:frame>
        <draw:frame draw:style-name="gr5" draw:text-style-name="P1" draw:layer="layout" svg:width="1.2cm" svg:height="1.2cm" svg:x="16.4cm" svg:y="7.3cm">
          <draw:image xlink:href="Pictures/10000201000000E1000000E166D5BB95.png" xlink:type="simple" xlink:show="embed" xlink:actuate="onLoad">
            <text:p/>
          </draw:image>
        </draw:frame>
        <draw:frame draw:style-name="gr5" draw:text-style-name="P1" draw:layer="layout" svg:width="1.2cm" svg:height="1.2cm" svg:x="11.2cm" svg:y="13.2cm">
          <draw:image xlink:href="Pictures/10000201000000E1000000E166D5BB95.png" xlink:type="simple" xlink:show="embed" xlink:actuate="onLoad">
            <text:p/>
          </draw:image>
        </draw:frame>
        <draw:frame draw:style-name="gr5" draw:text-style-name="P1" draw:layer="layout" svg:width="1.2cm" svg:height="1.2cm" svg:x="19.6cm" svg:y="10.4cm">
          <draw:image xlink:href="Pictures/10000201000000E1000000E166D5BB95.png" xlink:type="simple" xlink:show="embed" xlink:actuate="onLoad">
            <text:p/>
          </draw:image>
        </draw:frame>
        <draw:frame draw:style-name="gr1" draw:text-style-name="P1" draw:layer="layout" svg:width="2.949cm" svg:height="2.949cm" svg:x="20.251cm" svg:y="2.2cm">
          <draw:image xlink:href="Pictures/1000020100000200000002008855F888.png" xlink:type="simple" xlink:show="embed" xlink:actuate="onLoad">
            <text:p/>
          </draw:image>
        </draw:frame>
        <draw:frame draw:style-name="gr1" draw:text-style-name="P1" draw:layer="layout" svg:width="2.949cm" svg:height="2.949cm" svg:x="23.7cm" svg:y="7.8cm">
          <draw:image xlink:href="Pictures/1000020100000200000002008855F888.png" xlink:type="simple" xlink:show="embed" xlink:actuate="onLoad">
            <text:p/>
          </draw:image>
        </draw:frame>
        <draw:frame draw:style-name="gr1" draw:text-style-name="P1" draw:layer="layout" svg:width="2.949cm" svg:height="2.949cm" svg:x="20.551cm" svg:y="13.951cm">
          <draw:image xlink:href="Pictures/1000020100000200000002008855F888.png" xlink:type="simple" xlink:show="embed" xlink:actuate="onLoad">
            <text:p/>
          </draw:image>
        </draw:frame>
        <draw:line draw:style-name="gr16" draw:text-style-name="P1" draw:layer="layout" svg:x1="22.9cm" svg:y1="9.6cm" svg:x2="13.6cm" svg:y2="9.5cm">
          <text:p/>
        </draw:line>
        <draw:frame draw:style-name="gr5" draw:text-style-name="P1" draw:layer="layout" svg:width="1.2cm" svg:height="1.2cm" svg:x="18.8cm" svg:y="6.5cm">
          <draw:image xlink:href="Pictures/10000201000000E1000000E166D5BB95.png" xlink:type="simple" xlink:show="embed" xlink:actuate="onLoad">
            <text:p/>
          </draw:image>
        </draw:frame>
        <draw:frame draw:style-name="gr5" draw:text-style-name="P1" draw:layer="layout" svg:width="1.2cm" svg:height="1.2cm" svg:x="17.8cm" svg:y="11.8cm">
          <draw:image xlink:href="Pictures/10000201000000E1000000E166D5BB95.png" xlink:type="simple" xlink:show="embed" xlink:actuate="onLoad">
            <text:p/>
          </draw:image>
        </draw:frame>
        <draw:frame draw:style-name="gr5" draw:text-style-name="P1" draw:layer="layout" svg:width="1.2cm" svg:height="1.2cm" svg:x="17.7cm" svg:y="16.3cm">
          <draw:image xlink:href="Pictures/10000201000000E1000000E166D5BB95.png" xlink:type="simple" xlink:show="embed" xlink:actuate="onLoad">
            <text:p/>
          </draw:image>
        </draw:frame>
        <draw:frame draw:style-name="gr5" draw:text-style-name="P1" draw:layer="layout" svg:width="1.2cm" svg:height="1.2cm" svg:x="12.4cm" svg:y="6cm">
          <draw:image xlink:href="Pictures/10000201000000E1000000E166D5BB95.png" xlink:type="simple" xlink:show="embed" xlink:actuate="onLoad">
            <text:p/>
          </draw:image>
        </draw:frame>
        <draw:frame draw:style-name="gr5" draw:text-style-name="P1" draw:layer="layout" svg:width="1.2cm" svg:height="1.2cm" svg:x="10.6cm" svg:y="10.8cm">
          <draw:image xlink:href="Pictures/10000201000000E1000000E166D5BB95.png" xlink:type="simple" xlink:show="embed" xlink:actuate="onLoad">
            <text:p/>
          </draw:image>
        </draw:frame>
        <draw:frame draw:style-name="gr5" draw:text-style-name="P1" draw:layer="layout" svg:width="1.2cm" svg:height="1.2cm" svg:x="12.5cm" svg:y="15.4cm">
          <draw:image xlink:href="Pictures/10000201000000E1000000E166D5BB95.png" xlink:type="simple" xlink:show="embed" xlink:actuate="onLoad">
            <text:p/>
          </draw:image>
        </draw:frame>
        <draw:frame draw:style-name="gr5" draw:text-style-name="P1" draw:layer="layout" svg:width="1.2cm" svg:height="1.2cm" svg:x="20.5cm" svg:y="7.7cm">
          <draw:image xlink:href="Pictures/10000201000000E1000000E166D5BB95.png" xlink:type="simple" xlink:show="embed" xlink:actuate="onLoad">
            <text:p/>
          </draw:image>
        </draw:frame>
        <draw:frame draw:style-name="gr5" draw:text-style-name="P1" draw:layer="layout" svg:width="1.2cm" svg:height="1.2cm" svg:x="20.5cm" svg:y="12.2cm">
          <draw:image xlink:href="Pictures/10000201000000E1000000E166D5BB95.png" xlink:type="simple" xlink:show="embed" xlink:actuate="onLoad">
            <text:p/>
          </draw:image>
        </draw:frame>
        <draw:frame draw:style-name="gr5" draw:text-style-name="P1" draw:layer="layout" svg:width="1.2cm" svg:height="1.2cm" svg:x="13.2cm" svg:y="12.6cm">
          <draw:image xlink:href="Pictures/10000201000000E1000000E166D5BB95.png" xlink:type="simple" xlink:show="embed" xlink:actuate="onLoad">
            <text:p/>
          </draw:image>
        </draw:frame>
        <draw:frame draw:style-name="gr5" draw:text-style-name="P1" draw:layer="layout" svg:width="1.2cm" svg:height="1.2cm" svg:x="14.5cm" svg:y="2.3cm">
          <draw:image xlink:href="Pictures/10000201000000E1000000E166D5BB95.png" xlink:type="simple" xlink:show="embed" xlink:actuate="onLoad">
            <text:p/>
          </draw:image>
        </draw:frame>
      </draw:page>
      <draw:page draw:name="page7" draw:style-name="dp1" draw:master-page-name="Predeterminado">
        <draw:frame draw:style-name="gr7" draw:text-style-name="P1" draw:layer="layout" svg:width="2.498cm" svg:height="2.498cm" svg:x="2.502cm" svg:y="3.2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.502cm" svg:y="6.002cm">
          <draw:image xlink:href="Pictures/1000020100000200000002005AC47E77.png" xlink:type="simple" xlink:show="embed" xlink:actuate="onLoad">
            <text:p/>
          </draw:image>
        </draw:frame>
        <draw:frame draw:style-name="gr11" draw:text-style-name="P1" draw:layer="layout" svg:width="2.498cm" svg:height="2.498cm" svg:x="2.502cm" svg:y="8.802cm">
          <draw:image xlink:href="Pictures/1000020100000200000002005AC47E77.png" xlink:type="simple" xlink:show="embed" xlink:actuate="onLoad">
            <text:p/>
          </draw:image>
        </draw:frame>
        <draw:frame draw:style-name="gr11" draw:text-style-name="P1" draw:layer="layout" svg:width="2.498cm" svg:height="2.498cm" svg:x="2.502cm" svg:y="11.6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.502cm" svg:y="14.4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5.802cm" svg:y="3.2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5.802cm" svg:y="6.002cm">
          <draw:image xlink:href="Pictures/1000020100000200000002005AC47E77.png" xlink:type="simple" xlink:show="embed" xlink:actuate="onLoad">
            <text:p/>
          </draw:image>
        </draw:frame>
        <draw:frame draw:style-name="gr11" draw:text-style-name="P1" draw:layer="layout" svg:width="2.498cm" svg:height="2.498cm" svg:x="5.802cm" svg:y="8.802cm">
          <draw:image xlink:href="Pictures/1000020100000200000002005AC47E77.png" xlink:type="simple" xlink:show="embed" xlink:actuate="onLoad">
            <text:p/>
          </draw:image>
        </draw:frame>
        <draw:frame draw:style-name="gr11" draw:text-style-name="P1" draw:layer="layout" svg:width="2.498cm" svg:height="2.498cm" svg:x="5.802cm" svg:y="11.602cm">
          <draw:image xlink:href="Pictures/1000020100000200000002005AC47E77.png" xlink:type="simple" xlink:show="embed" xlink:actuate="onLoad">
            <text:p/>
          </draw:image>
        </draw:frame>
        <draw:frame draw:style-name="gr12" draw:text-style-name="P1" draw:layer="layout" svg:width="2.498cm" svg:height="2.498cm" svg:x="5.802cm" svg:y="14.4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9.002cm" svg:y="3.2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9.002cm" svg:y="6.0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9.002cm" svg:y="8.8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9.002cm" svg:y="11.602cm">
          <draw:image xlink:href="Pictures/1000020100000200000002005AC47E77.png" xlink:type="simple" xlink:show="embed" xlink:actuate="onLoad">
            <text:p/>
          </draw:image>
        </draw:frame>
        <draw:frame draw:style-name="gr12" draw:text-style-name="P1" draw:layer="layout" svg:width="2.498cm" svg:height="2.498cm" svg:x="9.002cm" svg:y="14.402cm">
          <draw:image xlink:href="Pictures/1000020100000200000002005AC47E77.png" xlink:type="simple" xlink:show="embed" xlink:actuate="onLoad">
            <text:p/>
          </draw:image>
        </draw:frame>
        <draw:frame draw:style-name="gr13" draw:text-style-name="P1" draw:layer="layout" svg:width="2.498cm" svg:height="2.498cm" svg:x="12.102cm" svg:y="3.202cm">
          <draw:image xlink:href="Pictures/1000020100000200000002005AC47E77.png" xlink:type="simple" xlink:show="embed" xlink:actuate="onLoad">
            <text:p/>
          </draw:image>
        </draw:frame>
        <draw:frame draw:style-name="gr17" draw:text-style-name="P1" draw:layer="layout" svg:width="2.498cm" svg:height="2.498cm" svg:x="12.102cm" svg:y="6.0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2.102cm" svg:y="8.8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2.102cm" svg:y="11.602cm">
          <draw:image xlink:href="Pictures/1000020100000200000002005AC47E77.png" xlink:type="simple" xlink:show="embed" xlink:actuate="onLoad">
            <text:p/>
          </draw:image>
        </draw:frame>
        <draw:frame draw:style-name="gr14" draw:text-style-name="P1" draw:layer="layout" svg:width="2.498cm" svg:height="2.498cm" svg:x="12.102cm" svg:y="14.402cm">
          <draw:image xlink:href="Pictures/1000020100000200000002005AC47E77.png" xlink:type="simple" xlink:show="embed" xlink:actuate="onLoad">
            <text:p/>
          </draw:image>
        </draw:frame>
        <draw:frame draw:style-name="gr13" draw:text-style-name="P1" draw:layer="layout" svg:width="2.498cm" svg:height="2.498cm" svg:x="15.202cm" svg:y="3.202cm">
          <draw:image xlink:href="Pictures/1000020100000200000002005AC47E77.png" xlink:type="simple" xlink:show="embed" xlink:actuate="onLoad">
            <text:p/>
          </draw:image>
        </draw:frame>
        <draw:frame draw:style-name="gr17" draw:text-style-name="P1" draw:layer="layout" svg:width="2.498cm" svg:height="2.498cm" svg:x="15.202cm" svg:y="6.0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5.202cm" svg:y="8.8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5.202cm" svg:y="11.602cm">
          <draw:image xlink:href="Pictures/1000020100000200000002005AC47E77.png" xlink:type="simple" xlink:show="embed" xlink:actuate="onLoad">
            <text:p/>
          </draw:image>
        </draw:frame>
        <draw:frame draw:style-name="gr14" draw:text-style-name="P1" draw:layer="layout" svg:width="2.498cm" svg:height="2.498cm" svg:x="15.202cm" svg:y="14.402cm">
          <draw:image xlink:href="Pictures/1000020100000200000002005AC47E77.png" xlink:type="simple" xlink:show="embed" xlink:actuate="onLoad">
            <text:p/>
          </draw:image>
        </draw:frame>
        <draw:frame draw:style-name="gr13" draw:text-style-name="P1" draw:layer="layout" svg:width="2.498cm" svg:height="2.498cm" svg:x="18.302cm" svg:y="3.202cm">
          <draw:image xlink:href="Pictures/1000020100000200000002005AC47E77.png" xlink:type="simple" xlink:show="embed" xlink:actuate="onLoad">
            <text:p/>
          </draw:image>
        </draw:frame>
        <draw:frame draw:style-name="gr13" draw:text-style-name="P1" draw:layer="layout" svg:width="2.498cm" svg:height="2.498cm" svg:x="18.302cm" svg:y="6.0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8.302cm" svg:y="8.8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8.302cm" svg:y="11.602cm">
          <draw:image xlink:href="Pictures/1000020100000200000002005AC47E77.png" xlink:type="simple" xlink:show="embed" xlink:actuate="onLoad">
            <text:p/>
          </draw:image>
        </draw:frame>
        <draw:frame draw:style-name="gr14" draw:text-style-name="P1" draw:layer="layout" svg:width="2.498cm" svg:height="2.498cm" svg:x="18.302cm" svg:y="14.4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1.302cm" svg:y="3.2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1.302cm" svg:y="6.002cm">
          <draw:image xlink:href="Pictures/1000020100000200000002005AC47E77.png" xlink:type="simple" xlink:show="embed" xlink:actuate="onLoad">
            <text:p/>
          </draw:image>
        </draw:frame>
        <draw:frame draw:style-name="gr15" draw:text-style-name="P1" draw:layer="layout" svg:width="2.498cm" svg:height="2.498cm" svg:x="21.302cm" svg:y="8.8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1.302cm" svg:y="11.6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1.302cm" svg:y="14.4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4.402cm" svg:y="3.2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4.402cm" svg:y="6.002cm">
          <draw:image xlink:href="Pictures/1000020100000200000002005AC47E77.png" xlink:type="simple" xlink:show="embed" xlink:actuate="onLoad">
            <text:p/>
          </draw:image>
        </draw:frame>
        <draw:frame draw:style-name="gr15" draw:text-style-name="P1" draw:layer="layout" svg:width="2.498cm" svg:height="2.498cm" svg:x="24.402cm" svg:y="8.8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4.402cm" svg:y="11.6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4.402cm" svg:y="14.402cm">
          <draw:image xlink:href="Pictures/1000020100000200000002005AC47E77.png" xlink:type="simple" xlink:show="embed" xlink:actuate="onLoad">
            <text:p/>
          </draw:image>
        </draw:frame>
      </draw:page>
      <draw:page draw:name="page8" draw:style-name="dp1" draw:master-page-name="Predeterminado">
        <draw:frame draw:style-name="gr3" draw:text-style-name="P1" draw:layer="layout" svg:width="6.639cm" svg:height="6.638cm" svg:x="14.761cm" svg:y="7.362cm">
          <draw:image xlink:href="Pictures/10000201000002000000020091392BEB.png" xlink:type="simple" xlink:show="embed" xlink:actuate="onLoad">
            <text:p/>
          </draw:image>
        </draw:frame>
        <draw:frame draw:style-name="gr4" draw:text-style-name="P1" draw:layer="layout" svg:width="5.636cm" svg:height="5.636cm" svg:x="9cm" svg:y="8.239cm">
          <draw:image xlink:href="Pictures/100002010000010000000100E6693DFB.png" xlink:type="simple" xlink:show="embed" xlink:actuate="onLoad">
            <text:p/>
          </draw:image>
        </draw:frame>
        <draw:frame draw:style-name="gr18" draw:text-style-name="P1" draw:layer="layout" svg:width="3.415cm" svg:height="2.536cm" svg:x="12.385cm" svg:y="4.9cm">
          <draw:image xlink:href="Pictures/1000020100000542000003E8222AFFB8.png" xlink:type="simple" xlink:show="embed" xlink:actuate="onLoad">
            <text:p/>
          </draw:image>
        </draw:frame>
      </draw:page>
      <draw:page draw:name="page9" draw:style-name="dp1" draw:master-page-name="Predeterminado">
        <draw:frame draw:style-name="gr7" draw:text-style-name="P1" draw:layer="layout" svg:width="2.498cm" svg:height="2.498cm" svg:x="2.502cm" svg:y="3.5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.502cm" svg:y="6.302cm">
          <draw:image xlink:href="Pictures/1000020100000200000002005AC47E77.png" xlink:type="simple" xlink:show="embed" xlink:actuate="onLoad">
            <text:p/>
          </draw:image>
        </draw:frame>
        <draw:frame draw:style-name="gr11" draw:text-style-name="P1" draw:layer="layout" svg:width="2.498cm" svg:height="2.498cm" svg:x="2.502cm" svg:y="9.102cm">
          <draw:image xlink:href="Pictures/1000020100000200000002005AC47E77.png" xlink:type="simple" xlink:show="embed" xlink:actuate="onLoad">
            <text:p/>
          </draw:image>
        </draw:frame>
        <draw:frame draw:style-name="gr11" draw:text-style-name="P1" draw:layer="layout" svg:width="2.498cm" svg:height="2.498cm" svg:x="2.502cm" svg:y="11.902cm">
          <draw:image xlink:href="Pictures/1000020100000200000002005AC47E77.png" xlink:type="simple" xlink:show="embed" xlink:actuate="onLoad">
            <text:p/>
          </draw:image>
        </draw:frame>
        <draw:frame draw:style-name="gr19" draw:text-style-name="P1" draw:layer="layout" svg:width="2.498cm" svg:height="2.498cm" svg:x="2.502cm" svg:y="14.7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5.802cm" svg:y="3.5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5.802cm" svg:y="6.302cm">
          <draw:image xlink:href="Pictures/1000020100000200000002005AC47E77.png" xlink:type="simple" xlink:show="embed" xlink:actuate="onLoad">
            <text:p/>
          </draw:image>
        </draw:frame>
        <draw:frame draw:style-name="gr11" draw:text-style-name="P1" draw:layer="layout" svg:width="2.498cm" svg:height="2.498cm" svg:x="5.802cm" svg:y="9.102cm">
          <draw:image xlink:href="Pictures/1000020100000200000002005AC47E77.png" xlink:type="simple" xlink:show="embed" xlink:actuate="onLoad">
            <text:p/>
          </draw:image>
        </draw:frame>
        <draw:frame draw:style-name="gr11" draw:text-style-name="P1" draw:layer="layout" svg:width="2.498cm" svg:height="2.498cm" svg:x="5.802cm" svg:y="11.902cm">
          <draw:image xlink:href="Pictures/1000020100000200000002005AC47E77.png" xlink:type="simple" xlink:show="embed" xlink:actuate="onLoad">
            <text:p/>
          </draw:image>
        </draw:frame>
        <draw:frame draw:style-name="gr12" draw:text-style-name="P1" draw:layer="layout" svg:width="2.498cm" svg:height="2.498cm" svg:x="5.802cm" svg:y="14.7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9.002cm" svg:y="3.5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9.002cm" svg:y="6.302cm">
          <draw:image xlink:href="Pictures/1000020100000200000002005AC47E77.png" xlink:type="simple" xlink:show="embed" xlink:actuate="onLoad">
            <text:p/>
          </draw:image>
        </draw:frame>
        <draw:frame draw:style-name="gr20" draw:text-style-name="P1" draw:layer="layout" svg:width="2.498cm" svg:height="2.498cm" svg:x="9.002cm" svg:y="9.1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9.002cm" svg:y="11.902cm">
          <draw:image xlink:href="Pictures/1000020100000200000002005AC47E77.png" xlink:type="simple" xlink:show="embed" xlink:actuate="onLoad">
            <text:p/>
          </draw:image>
        </draw:frame>
        <draw:frame draw:style-name="gr12" draw:text-style-name="P1" draw:layer="layout" svg:width="2.498cm" svg:height="2.498cm" svg:x="9.002cm" svg:y="14.7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2.102cm" svg:y="3.502cm">
          <draw:image xlink:href="Pictures/1000020100000200000002005AC47E77.png" xlink:type="simple" xlink:show="embed" xlink:actuate="onLoad">
            <text:p/>
          </draw:image>
        </draw:frame>
        <draw:frame draw:style-name="gr21" draw:text-style-name="P1" draw:layer="layout" svg:width="2.498cm" svg:height="2.498cm" svg:x="12.102cm" svg:y="6.3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2.102cm" svg:y="9.1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2.102cm" svg:y="11.902cm">
          <draw:image xlink:href="Pictures/1000020100000200000002005AC47E77.png" xlink:type="simple" xlink:show="embed" xlink:actuate="onLoad">
            <text:p/>
          </draw:image>
        </draw:frame>
        <draw:frame draw:style-name="gr14" draw:text-style-name="P1" draw:layer="layout" svg:width="2.498cm" svg:height="2.498cm" svg:x="12.102cm" svg:y="14.7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5.202cm" svg:y="3.502cm">
          <draw:image xlink:href="Pictures/1000020100000200000002005AC47E77.png" xlink:type="simple" xlink:show="embed" xlink:actuate="onLoad">
            <text:p/>
          </draw:image>
        </draw:frame>
        <draw:frame draw:style-name="gr21" draw:text-style-name="P1" draw:layer="layout" svg:width="2.498cm" svg:height="2.498cm" svg:x="15.202cm" svg:y="6.302cm">
          <draw:image xlink:href="Pictures/1000020100000200000002005AC47E77.png" xlink:type="simple" xlink:show="embed" xlink:actuate="onLoad">
            <text:p/>
          </draw:image>
        </draw:frame>
        <draw:frame draw:style-name="gr20" draw:text-style-name="P1" draw:layer="layout" svg:width="2.498cm" svg:height="2.498cm" svg:x="15.202cm" svg:y="9.1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5.202cm" svg:y="11.902cm">
          <draw:image xlink:href="Pictures/1000020100000200000002005AC47E77.png" xlink:type="simple" xlink:show="embed" xlink:actuate="onLoad">
            <text:p/>
          </draw:image>
        </draw:frame>
        <draw:frame draw:style-name="gr14" draw:text-style-name="P1" draw:layer="layout" svg:width="2.498cm" svg:height="2.498cm" svg:x="15.202cm" svg:y="14.7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8.302cm" svg:y="3.502cm">
          <draw:image xlink:href="Pictures/1000020100000200000002005AC47E77.png" xlink:type="simple" xlink:show="embed" xlink:actuate="onLoad">
            <text:p/>
          </draw:image>
        </draw:frame>
        <draw:frame draw:style-name="gr13" draw:text-style-name="P1" draw:layer="layout" svg:width="2.498cm" svg:height="2.498cm" svg:x="18.302cm" svg:y="6.3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8.302cm" svg:y="9.1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8.302cm" svg:y="11.902cm">
          <draw:image xlink:href="Pictures/1000020100000200000002005AC47E77.png" xlink:type="simple" xlink:show="embed" xlink:actuate="onLoad">
            <text:p/>
          </draw:image>
        </draw:frame>
        <draw:frame draw:style-name="gr22" draw:text-style-name="P1" draw:layer="layout" svg:width="2.498cm" svg:height="2.498cm" svg:x="18.302cm" svg:y="14.7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1.302cm" svg:y="3.5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1.302cm" svg:y="6.302cm">
          <draw:image xlink:href="Pictures/1000020100000200000002005AC47E77.png" xlink:type="simple" xlink:show="embed" xlink:actuate="onLoad">
            <text:p/>
          </draw:image>
        </draw:frame>
        <draw:frame draw:style-name="gr15" draw:text-style-name="P1" draw:layer="layout" svg:width="2.498cm" svg:height="2.498cm" svg:x="21.302cm" svg:y="9.1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1.302cm" svg:y="11.902cm">
          <draw:image xlink:href="Pictures/1000020100000200000002005AC47E77.png" xlink:type="simple" xlink:show="embed" xlink:actuate="onLoad">
            <text:p/>
          </draw:image>
        </draw:frame>
        <draw:frame draw:style-name="gr22" draw:text-style-name="P1" draw:layer="layout" svg:width="2.498cm" svg:height="2.498cm" svg:x="21.302cm" svg:y="14.7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4.402cm" svg:y="3.5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4.402cm" svg:y="6.302cm">
          <draw:image xlink:href="Pictures/1000020100000200000002005AC47E77.png" xlink:type="simple" xlink:show="embed" xlink:actuate="onLoad">
            <text:p/>
          </draw:image>
        </draw:frame>
        <draw:frame draw:style-name="gr15" draw:text-style-name="P1" draw:layer="layout" svg:width="2.498cm" svg:height="2.498cm" svg:x="24.402cm" svg:y="9.1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4.402cm" svg:y="11.9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4.402cm" svg:y="14.702cm">
          <draw:image xlink:href="Pictures/1000020100000200000002005AC47E77.png" xlink:type="simple" xlink:show="embed" xlink:actuate="onLoad">
            <text:p/>
          </draw:image>
        </draw:frame>
      </draw:page>
      <draw:page draw:name="page10" draw:style-name="dp1" draw:master-page-name="Predeterminado">
        <draw:frame draw:style-name="gr3" draw:text-style-name="P1" draw:layer="layout" svg:width="6.002cm" svg:height="6.003cm" svg:x="8.71cm" svg:y="7.178cm">
          <draw:image xlink:href="Pictures/10000201000002000000020091392BEB.png" xlink:type="simple" xlink:show="embed" xlink:actuate="onLoad">
            <text:p/>
          </draw:image>
        </draw:frame>
        <draw:frame draw:style-name="gr4" draw:text-style-name="P1" draw:layer="layout" svg:width="5.096cm" svg:height="5.096cm" svg:x="3.5cm" svg:y="7.971cm">
          <draw:image xlink:href="Pictures/100002010000010000000100E6693DFB.png" xlink:type="simple" xlink:show="embed" xlink:actuate="onLoad">
            <text:p/>
          </draw:image>
        </draw:frame>
        <draw:line draw:style-name="gr23" draw:text-style-name="P1" draw:layer="layout" svg:x1="14.825cm" svg:y1="8.537cm" svg:x2="21.394cm" svg:y2="8.537cm">
          <text:p/>
        </draw:line>
        <draw:frame draw:style-name="gr5" draw:text-style-name="P1" draw:layer="layout" svg:width="7.362cm" svg:height="7.361cm" svg:x="20.148cm" svg:y="6.839cm">
          <draw:image xlink:href="Pictures/10000201000000C8000000C8C09DB784.png" xlink:type="simple" xlink:show="embed" xlink:actuate="onLoad">
            <text:p/>
          </draw:image>
        </draw:frame>
        <draw:frame draw:style-name="gr24" draw:text-style-name="P1" draw:layer="layout" svg:width="3.087cm" svg:height="2.293cm" svg:x="6.445cm" svg:y="4.8cm">
          <draw:image xlink:href="Pictures/1000020100000542000003E8222AFFB8.png" xlink:type="simple" xlink:show="embed" xlink:actuate="onLoad">
            <text:p/>
          </draw:image>
        </draw:frame>
        <draw:frame draw:style-name="gr25" draw:text-style-name="P1" draw:layer="layout" svg:width="2.336cm" svg:height="2.945cm" svg:x="14.754cm" svg:y="9.443cm">
          <draw:image xlink:href="Pictures/10000201000000E1000000F329671806.png" xlink:type="simple" xlink:show="embed" xlink:actuate="onLoad">
            <text:p/>
          </draw:image>
        </draw:frame>
        <draw:frame draw:style-name="gr25" draw:text-style-name="P1" draw:layer="layout" svg:width="2.336cm" svg:height="2.945cm" svg:x="16.793cm" svg:y="9.443cm">
          <draw:image xlink:href="Pictures/10000201000000E1000000F329671806.png" xlink:type="simple" xlink:show="embed" xlink:actuate="onLoad">
            <text:p/>
          </draw:image>
        </draw:frame>
        <draw:frame draw:style-name="gr25" draw:text-style-name="P1" draw:layer="layout" svg:width="2.337cm" svg:height="2.945cm" svg:x="18.789cm" svg:y="9.443cm">
          <draw:image xlink:href="Pictures/10000201000000E1000000F329671806.png" xlink:type="simple" xlink:show="embed" xlink:actuate="onLoad">
            <text:p/>
          </draw:image>
        </draw:frame>
      </draw:page>
      <draw:page draw:name="page11" draw:style-name="dp1" draw:master-page-name="Predeterminado">
        <draw:frame draw:style-name="gr5" draw:text-style-name="P1" draw:layer="layout" svg:width="5.71cm" svg:height="5.709cm" svg:x="19.355cm" svg:y="7.252cm">
          <draw:image xlink:href="Pictures/1000020100000100000001002516735C.png" xlink:type="simple" xlink:show="embed" xlink:actuate="onLoad">
            <text:p/>
          </draw:image>
        </draw:frame>
        <draw:frame draw:style-name="gr5" draw:text-style-name="P1" draw:layer="layout" svg:width="5.554cm" svg:height="5.554cm" svg:x="12.104cm" svg:y="7.252cm">
          <draw:image xlink:href="Pictures/10000201000002000000020023638ABB.png" xlink:type="simple" xlink:show="embed" xlink:actuate="onLoad">
            <text:p/>
          </draw:image>
        </draw:frame>
        <draw:frame draw:style-name="gr5" draw:text-style-name="P1" draw:layer="layout" svg:width="7.223cm" svg:height="7.8cm" svg:x="3.3cm" svg:y="6.2cm">
          <draw:image xlink:href="Pictures/10000201000000E1000000F329671806.png" xlink:type="simple" xlink:show="embed" xlink:actuate="onLoad">
            <text:p/>
          </draw:image>
        </draw:frame>
      </draw:page>
      <draw:page draw:name="page12" draw:style-name="dp1" draw:master-page-name="Predeterminado">
        <draw:frame draw:style-name="gr7" draw:text-style-name="P1" draw:layer="layout" svg:width="2.498cm" svg:height="2.498cm" svg:x="12.002cm" svg:y="3.4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8.9cm" svg:y="3.402cm">
          <draw:image xlink:href="Pictures/1000020100000200000002005AC47E77.png" xlink:type="simple" xlink:show="embed" xlink:actuate="onLoad">
            <text:p/>
          </draw:image>
        </draw:frame>
        <draw:frame draw:style-name="gr11" draw:text-style-name="P1" draw:layer="layout" svg:width="2.498cm" svg:height="2.498cm" svg:x="2.502cm" svg:y="9.002cm">
          <draw:image xlink:href="Pictures/1000020100000200000002005AC47E77.png" xlink:type="simple" xlink:show="embed" xlink:actuate="onLoad">
            <text:p/>
          </draw:image>
        </draw:frame>
        <draw:frame draw:style-name="gr11" draw:text-style-name="P1" draw:layer="layout" svg:width="2.498cm" svg:height="2.498cm" svg:x="12.102cm" svg:y="6.102cm">
          <draw:image xlink:href="Pictures/1000020100000200000002005AC47E77.png" xlink:type="simple" xlink:show="embed" xlink:actuate="onLoad">
            <text:p/>
          </draw:image>
        </draw:frame>
        <draw:frame draw:style-name="gr19" draw:text-style-name="P1" draw:layer="layout" svg:width="2.498cm" svg:height="2.498cm" svg:x="2.502cm" svg:y="14.6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5.102cm" svg:y="3.3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5.802cm" svg:y="6.202cm">
          <draw:image xlink:href="Pictures/1000020100000200000002005AC47E77.png" xlink:type="simple" xlink:show="embed" xlink:actuate="onLoad">
            <text:p/>
          </draw:image>
        </draw:frame>
        <draw:frame draw:style-name="gr11" draw:text-style-name="P1" draw:layer="layout" svg:width="2.498cm" svg:height="2.498cm" svg:x="2.602cm" svg:y="11.802cm">
          <draw:image xlink:href="Pictures/1000020100000200000002005AC47E77.png" xlink:type="simple" xlink:show="embed" xlink:actuate="onLoad">
            <text:p/>
          </draw:image>
        </draw:frame>
        <draw:frame draw:style-name="gr11" draw:text-style-name="P1" draw:layer="layout" svg:width="2.498cm" svg:height="2.498cm" svg:x="5.802cm" svg:y="11.802cm">
          <draw:image xlink:href="Pictures/1000020100000200000002005AC47E77.png" xlink:type="simple" xlink:show="embed" xlink:actuate="onLoad">
            <text:p/>
          </draw:image>
        </draw:frame>
        <draw:frame draw:style-name="gr12" draw:text-style-name="P1" draw:layer="layout" svg:width="2.498cm" svg:height="2.498cm" svg:x="15.3cm" svg:y="9.0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.3cm" svg:y="6.1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9.002cm" svg:y="6.202cm">
          <draw:image xlink:href="Pictures/1000020100000200000002005AC47E77.png" xlink:type="simple" xlink:show="embed" xlink:actuate="onLoad">
            <text:p/>
          </draw:image>
        </draw:frame>
        <draw:frame draw:style-name="gr20" draw:text-style-name="P1" draw:layer="layout" svg:width="2.498cm" svg:height="2.498cm" svg:x="12.002cm" svg:y="11.8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9.002cm" svg:y="11.802cm">
          <draw:image xlink:href="Pictures/1000020100000200000002005AC47E77.png" xlink:type="simple" xlink:show="embed" xlink:actuate="onLoad">
            <text:p/>
          </draw:image>
        </draw:frame>
        <draw:frame draw:style-name="gr12" draw:text-style-name="P1" draw:layer="layout" svg:width="2.498cm" svg:height="2.498cm" svg:x="9.002cm" svg:y="14.6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.4cm" svg:y="3.3cm">
          <draw:image xlink:href="Pictures/1000020100000200000002005AC47E77.png" xlink:type="simple" xlink:show="embed" xlink:actuate="onLoad">
            <text:p/>
          </draw:image>
        </draw:frame>
        <draw:frame draw:style-name="gr21" draw:text-style-name="P1" draw:layer="layout" svg:width="2.498cm" svg:height="2.498cm" svg:x="5.802cm" svg:y="9.0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2.102cm" svg:y="9.0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8.902cm" svg:y="9cm">
          <draw:image xlink:href="Pictures/1000020100000200000002005AC47E77.png" xlink:type="simple" xlink:show="embed" xlink:actuate="onLoad">
            <text:p/>
          </draw:image>
        </draw:frame>
        <draw:frame draw:style-name="gr14" draw:text-style-name="P1" draw:layer="layout" svg:width="2.498cm" svg:height="2.498cm" svg:x="12.102cm" svg:y="14.6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1.402cm" svg:y="9.1cm">
          <draw:image xlink:href="Pictures/1000020100000200000002005AC47E77.png" xlink:type="simple" xlink:show="embed" xlink:actuate="onLoad">
            <text:p/>
          </draw:image>
        </draw:frame>
        <draw:frame draw:style-name="gr21" draw:text-style-name="P1" draw:layer="layout" svg:width="2.498cm" svg:height="2.498cm" svg:x="21.3cm" svg:y="11.8cm">
          <draw:image xlink:href="Pictures/1000020100000200000002005AC47E77.png" xlink:type="simple" xlink:show="embed" xlink:actuate="onLoad">
            <text:p/>
          </draw:image>
        </draw:frame>
        <draw:frame draw:style-name="gr20" draw:text-style-name="P1" draw:layer="layout" svg:width="2.498cm" svg:height="2.498cm" svg:x="5.802cm" svg:y="14.7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5.202cm" svg:y="11.802cm">
          <draw:image xlink:href="Pictures/1000020100000200000002005AC47E77.png" xlink:type="simple" xlink:show="embed" xlink:actuate="onLoad">
            <text:p/>
          </draw:image>
        </draw:frame>
        <draw:frame draw:style-name="gr14" draw:text-style-name="P1" draw:layer="layout" svg:width="2.498cm" svg:height="2.498cm" svg:x="15.202cm" svg:y="14.6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8.302cm" svg:y="3.402cm">
          <draw:image xlink:href="Pictures/1000020100000200000002005AC47E77.png" xlink:type="simple" xlink:show="embed" xlink:actuate="onLoad">
            <text:p/>
          </draw:image>
        </draw:frame>
        <draw:frame draw:style-name="gr13" draw:text-style-name="P1" draw:layer="layout" svg:width="2.498cm" svg:height="2.498cm" svg:x="18.302cm" svg:y="6.2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8.302cm" svg:y="9.0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8.302cm" svg:y="11.802cm">
          <draw:image xlink:href="Pictures/1000020100000200000002005AC47E77.png" xlink:type="simple" xlink:show="embed" xlink:actuate="onLoad">
            <text:p/>
          </draw:image>
        </draw:frame>
        <draw:frame draw:style-name="gr22" draw:text-style-name="P1" draw:layer="layout" svg:width="2.498cm" svg:height="2.498cm" svg:x="18.302cm" svg:y="14.6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1.302cm" svg:y="3.4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1.302cm" svg:y="6.202cm">
          <draw:image xlink:href="Pictures/1000020100000200000002005AC47E77.png" xlink:type="simple" xlink:show="embed" xlink:actuate="onLoad">
            <text:p/>
          </draw:image>
        </draw:frame>
        <draw:frame draw:style-name="gr15" draw:text-style-name="P1" draw:layer="layout" svg:width="2.498cm" svg:height="2.498cm" svg:x="5.702cm" svg:y="3.4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5.202cm" svg:y="6.2cm">
          <draw:image xlink:href="Pictures/1000020100000200000002005AC47E77.png" xlink:type="simple" xlink:show="embed" xlink:actuate="onLoad">
            <text:p/>
          </draw:image>
        </draw:frame>
        <draw:frame draw:style-name="gr22" draw:text-style-name="P1" draw:layer="layout" svg:width="2.498cm" svg:height="2.498cm" svg:x="21.302cm" svg:y="14.6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4.402cm" svg:y="3.4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4.402cm" svg:y="6.202cm">
          <draw:image xlink:href="Pictures/1000020100000200000002005AC47E77.png" xlink:type="simple" xlink:show="embed" xlink:actuate="onLoad">
            <text:p/>
          </draw:image>
        </draw:frame>
        <draw:frame draw:style-name="gr15" draw:text-style-name="P1" draw:layer="layout" svg:width="2.498cm" svg:height="2.498cm" svg:x="24.402cm" svg:y="9.0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4.402cm" svg:y="11.8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4.402cm" svg:y="14.602cm">
          <draw:image xlink:href="Pictures/1000020100000200000002005AC47E77.png" xlink:type="simple" xlink:show="embed" xlink:actuate="onLoad">
            <text:p/>
          </draw:image>
        </draw:frame>
      </draw:page>
      <draw:page draw:name="page13" draw:style-name="dp1" draw:master-page-name="Predeterminado">
        <draw:frame draw:style-name="gr7" draw:text-style-name="P1" draw:layer="layout" svg:width="2.498cm" svg:height="2.498cm" svg:x="12.002cm" svg:y="3.3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8.9cm" svg:y="3.302cm">
          <draw:image xlink:href="Pictures/1000020100000200000002005AC47E77.png" xlink:type="simple" xlink:show="embed" xlink:actuate="onLoad">
            <text:p/>
          </draw:image>
        </draw:frame>
        <draw:frame draw:style-name="gr11" draw:text-style-name="P1" draw:layer="layout" svg:width="2.498cm" svg:height="2.498cm" svg:x="2.502cm" svg:y="8.902cm">
          <draw:image xlink:href="Pictures/1000020100000200000002005AC47E77.png" xlink:type="simple" xlink:show="embed" xlink:actuate="onLoad">
            <text:p/>
          </draw:image>
        </draw:frame>
        <draw:frame draw:style-name="gr11" draw:text-style-name="P1" draw:layer="layout" svg:width="2.498cm" svg:height="2.498cm" svg:x="12.102cm" svg:y="6.002cm">
          <draw:image xlink:href="Pictures/1000020100000200000002005AC47E77.png" xlink:type="simple" xlink:show="embed" xlink:actuate="onLoad">
            <text:p/>
          </draw:image>
        </draw:frame>
        <draw:frame draw:style-name="gr19" draw:text-style-name="P1" draw:layer="layout" svg:width="2.498cm" svg:height="2.498cm" svg:x="2.502cm" svg:y="14.5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5.102cm" svg:y="3.2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5.802cm" svg:y="6.102cm">
          <draw:image xlink:href="Pictures/1000020100000200000002005AC47E77.png" xlink:type="simple" xlink:show="embed" xlink:actuate="onLoad">
            <text:p/>
          </draw:image>
        </draw:frame>
        <draw:frame draw:style-name="gr11" draw:text-style-name="P1" draw:layer="layout" svg:width="2.498cm" svg:height="2.498cm" svg:x="2.602cm" svg:y="11.702cm">
          <draw:image xlink:href="Pictures/1000020100000200000002005AC47E77.png" xlink:type="simple" xlink:show="embed" xlink:actuate="onLoad">
            <text:p/>
          </draw:image>
        </draw:frame>
        <draw:frame draw:style-name="gr11" draw:text-style-name="P1" draw:layer="layout" svg:width="2.498cm" svg:height="2.498cm" svg:x="5.802cm" svg:y="11.702cm">
          <draw:image xlink:href="Pictures/1000020100000200000002005AC47E77.png" xlink:type="simple" xlink:show="embed" xlink:actuate="onLoad">
            <text:p/>
          </draw:image>
        </draw:frame>
        <draw:frame draw:style-name="gr12" draw:text-style-name="P1" draw:layer="layout" svg:width="2.498cm" svg:height="2.498cm" svg:x="15.3cm" svg:y="8.902cm">
          <draw:image xlink:href="Pictures/1000020100000200000002005AC47E77.png" xlink:type="simple" xlink:show="embed" xlink:actuate="onLoad">
            <text:p/>
          </draw:image>
        </draw:frame>
        <draw:frame draw:style-name="gr26" draw:text-style-name="P1" draw:layer="layout" svg:width="2.498cm" svg:height="2.498cm" svg:x="2.3cm" svg:y="6.0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9.002cm" svg:y="6.102cm">
          <draw:image xlink:href="Pictures/1000020100000200000002005AC47E77.png" xlink:type="simple" xlink:show="embed" xlink:actuate="onLoad">
            <text:p/>
          </draw:image>
        </draw:frame>
        <draw:frame draw:style-name="gr20" draw:text-style-name="P1" draw:layer="layout" svg:width="2.498cm" svg:height="2.498cm" svg:x="12.002cm" svg:y="11.7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9.002cm" svg:y="11.702cm">
          <draw:image xlink:href="Pictures/1000020100000200000002005AC47E77.png" xlink:type="simple" xlink:show="embed" xlink:actuate="onLoad">
            <text:p/>
          </draw:image>
        </draw:frame>
        <draw:frame draw:style-name="gr12" draw:text-style-name="P1" draw:layer="layout" svg:width="2.498cm" svg:height="2.498cm" svg:x="9.002cm" svg:y="14.502cm">
          <draw:image xlink:href="Pictures/1000020100000200000002005AC47E77.png" xlink:type="simple" xlink:show="embed" xlink:actuate="onLoad">
            <text:p/>
          </draw:image>
        </draw:frame>
        <draw:frame draw:style-name="gr26" draw:text-style-name="P1" draw:layer="layout" svg:width="2.498cm" svg:height="2.498cm" svg:x="2.4cm" svg:y="3.2cm">
          <draw:image xlink:href="Pictures/1000020100000200000002005AC47E77.png" xlink:type="simple" xlink:show="embed" xlink:actuate="onLoad">
            <text:p/>
          </draw:image>
        </draw:frame>
        <draw:frame draw:style-name="gr27" draw:text-style-name="P1" draw:layer="layout" svg:width="2.498cm" svg:height="2.498cm" svg:x="5.802cm" svg:y="8.9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2.102cm" svg:y="8.9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8.902cm" svg:y="8.9cm">
          <draw:image xlink:href="Pictures/1000020100000200000002005AC47E77.png" xlink:type="simple" xlink:show="embed" xlink:actuate="onLoad">
            <text:p/>
          </draw:image>
        </draw:frame>
        <draw:frame draw:style-name="gr14" draw:text-style-name="P1" draw:layer="layout" svg:width="2.498cm" svg:height="2.498cm" svg:x="12.102cm" svg:y="14.5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1.402cm" svg:y="9cm">
          <draw:image xlink:href="Pictures/1000020100000200000002005AC47E77.png" xlink:type="simple" xlink:show="embed" xlink:actuate="onLoad">
            <text:p/>
          </draw:image>
        </draw:frame>
        <draw:frame draw:style-name="gr20" draw:text-style-name="P1" draw:layer="layout" svg:width="2.498cm" svg:height="2.498cm" svg:x="21.3cm" svg:y="11.7cm">
          <draw:image xlink:href="Pictures/1000020100000200000002005AC47E77.png" xlink:type="simple" xlink:show="embed" xlink:actuate="onLoad">
            <text:p/>
          </draw:image>
        </draw:frame>
        <draw:frame draw:style-name="gr28" draw:text-style-name="P1" draw:layer="layout" svg:width="2.498cm" svg:height="2.498cm" svg:x="5.802cm" svg:y="14.6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5.202cm" svg:y="11.702cm">
          <draw:image xlink:href="Pictures/1000020100000200000002005AC47E77.png" xlink:type="simple" xlink:show="embed" xlink:actuate="onLoad">
            <text:p/>
          </draw:image>
        </draw:frame>
        <draw:frame draw:style-name="gr14" draw:text-style-name="P1" draw:layer="layout" svg:width="2.498cm" svg:height="2.498cm" svg:x="15.202cm" svg:y="14.5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8.302cm" svg:y="3.302cm">
          <draw:image xlink:href="Pictures/1000020100000200000002005AC47E77.png" xlink:type="simple" xlink:show="embed" xlink:actuate="onLoad">
            <text:p/>
          </draw:image>
        </draw:frame>
        <draw:frame draw:style-name="gr13" draw:text-style-name="P1" draw:layer="layout" svg:width="2.498cm" svg:height="2.498cm" svg:x="18.302cm" svg:y="6.1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8.302cm" svg:y="8.9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8.302cm" svg:y="11.702cm">
          <draw:image xlink:href="Pictures/1000020100000200000002005AC47E77.png" xlink:type="simple" xlink:show="embed" xlink:actuate="onLoad">
            <text:p/>
          </draw:image>
        </draw:frame>
        <draw:frame draw:style-name="gr22" draw:text-style-name="P1" draw:layer="layout" svg:width="2.498cm" svg:height="2.498cm" svg:x="18.302cm" svg:y="14.5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1.302cm" svg:y="3.3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1.302cm" svg:y="6.102cm">
          <draw:image xlink:href="Pictures/1000020100000200000002005AC47E77.png" xlink:type="simple" xlink:show="embed" xlink:actuate="onLoad">
            <text:p/>
          </draw:image>
        </draw:frame>
        <draw:frame draw:style-name="gr15" draw:text-style-name="P1" draw:layer="layout" svg:width="2.498cm" svg:height="2.498cm" svg:x="5.702cm" svg:y="3.3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5.202cm" svg:y="6.1cm">
          <draw:image xlink:href="Pictures/1000020100000200000002005AC47E77.png" xlink:type="simple" xlink:show="embed" xlink:actuate="onLoad">
            <text:p/>
          </draw:image>
        </draw:frame>
        <draw:frame draw:style-name="gr22" draw:text-style-name="P1" draw:layer="layout" svg:width="2.498cm" svg:height="2.498cm" svg:x="21.302cm" svg:y="14.5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4.402cm" svg:y="3.3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4.402cm" svg:y="6.1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4.402cm" svg:y="8.9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4.402cm" svg:y="11.7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4.402cm" svg:y="14.502cm">
          <draw:image xlink:href="Pictures/1000020100000200000002005AC47E77.png" xlink:type="simple" xlink:show="embed" xlink:actuate="onLoad">
            <text:p/>
          </draw:image>
        </draw:frame>
      </draw:page>
      <draw:page draw:name="page14" draw:style-name="dp1" draw:master-page-name="Predeterminado">
        <draw:frame draw:style-name="gr7" draw:text-style-name="P1" draw:layer="layout" svg:width="2.498cm" svg:height="2.498cm" svg:x="12.002cm" svg:y="3.1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8.9cm" svg:y="3.102cm">
          <draw:image xlink:href="Pictures/1000020100000200000002005AC47E77.png" xlink:type="simple" xlink:show="embed" xlink:actuate="onLoad">
            <text:p/>
          </draw:image>
        </draw:frame>
        <draw:frame draw:style-name="gr11" draw:text-style-name="P1" draw:layer="layout" svg:width="2.498cm" svg:height="2.498cm" svg:x="2.502cm" svg:y="8.702cm">
          <draw:image xlink:href="Pictures/1000020100000200000002005AC47E77.png" xlink:type="simple" xlink:show="embed" xlink:actuate="onLoad">
            <text:p/>
          </draw:image>
        </draw:frame>
        <draw:frame draw:style-name="gr11" draw:text-style-name="P1" draw:layer="layout" svg:width="2.498cm" svg:height="2.498cm" svg:x="12.102cm" svg:y="5.802cm">
          <draw:image xlink:href="Pictures/1000020100000200000002005AC47E77.png" xlink:type="simple" xlink:show="embed" xlink:actuate="onLoad">
            <text:p/>
          </draw:image>
        </draw:frame>
        <draw:frame draw:style-name="gr19" draw:text-style-name="P1" draw:layer="layout" svg:width="2.498cm" svg:height="2.498cm" svg:x="2.502cm" svg:y="14.3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5.102cm" svg:y="3.0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5.802cm" svg:y="5.902cm">
          <draw:image xlink:href="Pictures/1000020100000200000002005AC47E77.png" xlink:type="simple" xlink:show="embed" xlink:actuate="onLoad">
            <text:p/>
          </draw:image>
        </draw:frame>
        <draw:frame draw:style-name="gr11" draw:text-style-name="P1" draw:layer="layout" svg:width="2.498cm" svg:height="2.498cm" svg:x="2.602cm" svg:y="11.502cm">
          <draw:image xlink:href="Pictures/1000020100000200000002005AC47E77.png" xlink:type="simple" xlink:show="embed" xlink:actuate="onLoad">
            <text:p/>
          </draw:image>
        </draw:frame>
        <draw:frame draw:style-name="gr11" draw:text-style-name="P1" draw:layer="layout" svg:width="2.498cm" svg:height="2.498cm" svg:x="5.802cm" svg:y="11.502cm">
          <draw:image xlink:href="Pictures/1000020100000200000002005AC47E77.png" xlink:type="simple" xlink:show="embed" xlink:actuate="onLoad">
            <text:p/>
          </draw:image>
        </draw:frame>
        <draw:frame draw:style-name="gr12" draw:text-style-name="P1" draw:layer="layout" svg:width="2.498cm" svg:height="2.498cm" svg:x="15.3cm" svg:y="8.702cm">
          <draw:image xlink:href="Pictures/1000020100000200000002005AC47E77.png" xlink:type="simple" xlink:show="embed" xlink:actuate="onLoad">
            <text:p/>
          </draw:image>
        </draw:frame>
        <draw:frame draw:style-name="gr26" draw:text-style-name="P1" draw:layer="layout" svg:width="2.498cm" svg:height="2.498cm" svg:x="2.5cm" svg:y="5.9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9.002cm" svg:y="5.902cm">
          <draw:image xlink:href="Pictures/1000020100000200000002005AC47E77.png" xlink:type="simple" xlink:show="embed" xlink:actuate="onLoad">
            <text:p/>
          </draw:image>
        </draw:frame>
        <draw:frame draw:style-name="gr26" draw:text-style-name="P1" draw:layer="layout" svg:width="2.498cm" svg:height="2.498cm" svg:x="12.002cm" svg:y="11.5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9.002cm" svg:y="11.502cm">
          <draw:image xlink:href="Pictures/1000020100000200000002005AC47E77.png" xlink:type="simple" xlink:show="embed" xlink:actuate="onLoad">
            <text:p/>
          </draw:image>
        </draw:frame>
        <draw:frame draw:style-name="gr12" draw:text-style-name="P1" draw:layer="layout" svg:width="2.498cm" svg:height="2.498cm" svg:x="9.002cm" svg:y="14.302cm">
          <draw:image xlink:href="Pictures/1000020100000200000002005AC47E77.png" xlink:type="simple" xlink:show="embed" xlink:actuate="onLoad">
            <text:p/>
          </draw:image>
        </draw:frame>
        <draw:frame draw:style-name="gr26" draw:text-style-name="P1" draw:layer="layout" svg:width="2.498cm" svg:height="2.498cm" svg:x="2.4cm" svg:y="3cm">
          <draw:image xlink:href="Pictures/1000020100000200000002005AC47E77.png" xlink:type="simple" xlink:show="embed" xlink:actuate="onLoad">
            <text:p/>
          </draw:image>
        </draw:frame>
        <draw:frame draw:style-name="gr26" draw:text-style-name="P1" draw:layer="layout" svg:width="2.498cm" svg:height="2.498cm" svg:x="5.802cm" svg:y="8.7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2.102cm" svg:y="8.7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8.902cm" svg:y="8.7cm">
          <draw:image xlink:href="Pictures/1000020100000200000002005AC47E77.png" xlink:type="simple" xlink:show="embed" xlink:actuate="onLoad">
            <text:p/>
          </draw:image>
        </draw:frame>
        <draw:frame draw:style-name="gr14" draw:text-style-name="P1" draw:layer="layout" svg:width="2.498cm" svg:height="2.498cm" svg:x="12.102cm" svg:y="14.3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1.402cm" svg:y="8.8cm">
          <draw:image xlink:href="Pictures/1000020100000200000002005AC47E77.png" xlink:type="simple" xlink:show="embed" xlink:actuate="onLoad">
            <text:p/>
          </draw:image>
        </draw:frame>
        <draw:frame draw:style-name="gr29" draw:text-style-name="P1" draw:layer="layout" svg:width="2.498cm" svg:height="2.498cm" svg:x="21.3cm" svg:y="11.5cm">
          <draw:image xlink:href="Pictures/1000020100000200000002005AC47E77.png" xlink:type="simple" xlink:show="embed" xlink:actuate="onLoad">
            <text:p/>
          </draw:image>
        </draw:frame>
        <draw:frame draw:style-name="gr30" draw:text-style-name="P1" draw:layer="layout" svg:width="2.498cm" svg:height="2.498cm" svg:x="5.802cm" svg:y="14.4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5.202cm" svg:y="11.502cm">
          <draw:image xlink:href="Pictures/1000020100000200000002005AC47E77.png" xlink:type="simple" xlink:show="embed" xlink:actuate="onLoad">
            <text:p/>
          </draw:image>
        </draw:frame>
        <draw:frame draw:style-name="gr22" draw:text-style-name="P1" draw:layer="layout" svg:width="2.498cm" svg:height="2.498cm" svg:x="15.202cm" svg:y="14.3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8.302cm" svg:y="3.102cm">
          <draw:image xlink:href="Pictures/1000020100000200000002005AC47E77.png" xlink:type="simple" xlink:show="embed" xlink:actuate="onLoad">
            <text:p/>
          </draw:image>
        </draw:frame>
        <draw:frame draw:style-name="gr13" draw:text-style-name="P1" draw:layer="layout" svg:width="2.498cm" svg:height="2.498cm" svg:x="18.302cm" svg:y="5.9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8.302cm" svg:y="8.7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8.302cm" svg:y="11.502cm">
          <draw:image xlink:href="Pictures/1000020100000200000002005AC47E77.png" xlink:type="simple" xlink:show="embed" xlink:actuate="onLoad">
            <text:p/>
          </draw:image>
        </draw:frame>
        <draw:frame draw:style-name="gr22" draw:text-style-name="P1" draw:layer="layout" svg:width="2.498cm" svg:height="2.498cm" svg:x="18.302cm" svg:y="14.3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1.302cm" svg:y="3.1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1.302cm" svg:y="5.902cm">
          <draw:image xlink:href="Pictures/1000020100000200000002005AC47E77.png" xlink:type="simple" xlink:show="embed" xlink:actuate="onLoad">
            <text:p/>
          </draw:image>
        </draw:frame>
        <draw:frame draw:style-name="gr15" draw:text-style-name="P1" draw:layer="layout" svg:width="2.498cm" svg:height="2.498cm" svg:x="5.702cm" svg:y="3.1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5.202cm" svg:y="5.9cm">
          <draw:image xlink:href="Pictures/1000020100000200000002005AC47E77.png" xlink:type="simple" xlink:show="embed" xlink:actuate="onLoad">
            <text:p/>
          </draw:image>
        </draw:frame>
        <draw:frame draw:style-name="gr22" draw:text-style-name="P1" draw:layer="layout" svg:width="2.498cm" svg:height="2.498cm" svg:x="21.302cm" svg:y="14.3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4.402cm" svg:y="3.1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4.402cm" svg:y="5.9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4.402cm" svg:y="8.7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24.402cm" svg:y="11.502cm">
          <draw:image xlink:href="Pictures/1000020100000200000002005AC47E77.png" xlink:type="simple" xlink:show="embed" xlink:actuate="onLoad">
            <text:p/>
          </draw:image>
        </draw:frame>
        <draw:frame draw:style-name="gr22" draw:text-style-name="P1" draw:layer="layout" svg:width="2.498cm" svg:height="2.498cm" svg:x="24.402cm" svg:y="14.302cm">
          <draw:image xlink:href="Pictures/1000020100000200000002005AC47E7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alkway SemiBold" svg:font-family="'Walkway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Thai" svg:font-family="'Droid Sans Tha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8T10:43:29.935694212</meta:creation-date>
    <dc:date>2016-11-18T17:49:24.060822406</dc:date>
    <meta:editing-duration>PT7H1M49S</meta:editing-duration>
    <meta:editing-cycles>7</meta:editing-cycles>
    <meta:generator>LibreOffice/4.2.7.2$Linux_X86_64 LibreOffice_project/420m0$Build-2</meta:generator>
    <meta:document-statistic meta:object-count="376"/>
  </office:meta>
</office:document-meta>
</file>